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Menlo" svg:font-family="Menlo, 'Bitstream Vera Sans Mono', 'Ubuntu Mono', Consolas, 'Courier New'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ystem-ui" svg:font-family="system-ui, apple-system, 'Segoe UI', Roboto, 'Noto Sans', Ubuntu, Cantarell, 'Helvetica Neue', Arial, sans-serif"/>
  </office:font-face-decls>
  <office:automatic-styles>
    <style:style style:name="P1" style:family="paragraph" style:parent-style-name="Standard" style:list-style-name="L3">
      <style:text-properties style:font-name="Arial" fo:font-size="12pt" style:font-size-asian="12pt" style:font-size-complex="12pt"/>
    </style:style>
    <style:style style:name="P2" style:family="paragraph" style:parent-style-name="Standard" style:list-style-name="L3">
      <style:text-properties style:font-name="Arial" fo:font-size="12pt" style:text-underline-style="none" style:font-size-asian="12pt" style:font-size-complex="12pt"/>
    </style:style>
    <style:style style:name="P3" style:family="paragraph" style:parent-style-name="Standard" style:list-style-name="L3">
      <style:text-properties style:font-name="Arial" fo:font-size="12pt" style:text-underline-style="none" officeooo:paragraph-rsid="0011c008" style:font-size-asian="12pt" style:font-size-complex="12pt"/>
    </style:style>
    <style:style style:name="P4" style:family="paragraph" style:parent-style-name="Standard" style:list-style-name="L3"/>
    <style:style style:name="P5" style:family="paragraph" style:parent-style-name="Standard" style:list-style-name="L3">
      <style:text-properties officeooo:paragraph-rsid="0011c008"/>
    </style:style>
    <style:style style:name="T1" style:family="text">
      <style:text-properties officeooo:rsid="0011c008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1c008"/>
    </style:style>
    <style:style style:name="T4" style:family="text">
      <style:text-properties fo:language="ru" fo:country="RU" style:text-underline-style="solid" style:text-underline-width="auto" style:text-underline-color="font-color" officeooo:rsid="0011c008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officeooo:rsid="0011c008" style:font-size-asian="12pt" style:font-size-complex="12pt"/>
    </style:style>
    <style:style style:name="T7" style:family="text">
      <style:text-properties style:font-name="Arial" fo:font-size="12pt" fo:language="ru" fo:country="RU" style:font-size-asian="12pt" style:font-size-complex="12pt"/>
    </style:style>
    <style:style style:name="T8" style:family="text">
      <style:text-properties style:font-name="Arial" fo:font-size="12pt" fo:language="ru" fo:country="RU" style:text-underline-style="solid" style:text-underline-width="auto" style:text-underline-color="font-color" style:font-size-asian="12pt" style:font-size-complex="12pt"/>
    </style:style>
    <style:style style:name="T9" style:family="text">
      <style:text-properties style:font-name="Arial" fo:font-size="12pt" fo:language="ru" fo:country="RU" style:text-underline-style="none" style:font-size-asian="12pt" style:font-size-complex="12pt"/>
    </style:style>
    <style:style style:name="T10" style:family="text">
      <style:text-properties style:font-name="Arial" fo:font-size="12pt" fo:language="en" fo:country="US" style:font-size-asian="12pt" style:font-size-complex="12pt"/>
    </style:style>
    <style:style style:name="T11" style:family="text">
      <style:text-properties style:font-name="Arial" fo:font-size="12pt" fo:language="en" fo:country="US" style:text-underline-style="solid" style:text-underline-width="auto" style:text-underline-color="font-color" style:font-size-asian="12pt" style:font-size-complex="12pt"/>
    </style:style>
    <style:style style:name="T12" style:family="text">
      <style:text-properties style:font-name="Arial" fo:font-size="12pt" fo:language="en" fo:country="US" style:text-underline-style="none" style:font-size-asian="12pt" style:font-size-complex="12pt"/>
    </style:style>
    <style:style style:name="T13" style:family="tex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style:font-name="Arial" fo:font-size="12pt" style:text-underline-style="solid" style:text-underline-width="auto" style:text-underline-color="font-color" officeooo:rsid="0011c008" style:font-size-asian="12pt" style:font-size-complex="12pt"/>
    </style:style>
    <style:style style:name="T15" style:family="text">
      <style:text-properties style:font-name="Arial" fo:font-size="12pt" style:text-underline-style="none" style:font-size-asian="12pt" style:font-size-complex="12pt"/>
    </style:style>
    <style:style style:name="T16" style:family="text">
      <style:text-properties style:font-name="Arial" fo:font-size="12pt" style:text-underline-style="none" officeooo:rsid="0011c008" style:font-size-asian="12pt" style:font-size-complex="12pt"/>
    </style:style>
    <style:style style:name="T17" style:family="text">
      <style:text-properties style:text-underline-style="solid" style:text-underline-width="auto" style:text-underline-color="font-color" officeooo:rsid="0011c00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53886852" text:style-name="L3">
        <text:list-item>
          <text:p text:style-name="P5"><text:span text:style-name="T5">_0051192 filling in Package unit when create new item. <text:line-break/></text:span><text:span text:style-name="T8">Причина падения теста: </text:span><text:span text:style-name="T9">на форме у поля "PackageUnit" отсутствует кнопка выбора</text:span></text:p>
        </text:list-item>
        <text:list-item>
          <text:p text:style-name="P5"><text:span text:style-name="T15">_4000202 hardware<text:line-break/></text:span><text:span text:style-name="T13">Причина падения теста:</text:span><text:span text:style-name="T15"> в форм</text:span><text:span text:style-name="T16">е</text:span><text:span text:style-name="T15"> списка отсутствует строка <text:s/>'Workstation 01' </text:span></text:p>
        </text:list-item>
        <text:list-item>
          <text:p text:style-name="P5"><text:span text:style-name="T15">_4000200 preparation.<text:line-break/></text:span><text:span text:style-name="T8">Причина падения теста:</text:span><text:span text:style-name="T9"> Не удалось ввести в поле"Description" значение "AdditionalFunctionality" <text:s/></text:span></text:p>
        </text:list-item>
        <text:list-item>
          <text:p text:style-name="P2"><text:span text:style-name="T2">_054017 check message output in case the user tries to create Bank receipt again by Cash transfer order <text:line-break/></text:span><text:span text:style-name="T4">Причина паделния теста:</text:span><text:span text:style-name="T2"> <text:s text:c="2"/>отсутствует сообщение пользователю </text:span>The total amount of the "Cash transfer order" document(s) is already received on the basis of the "Bank receipt" document(s).'</text:p>
        </text:list-item>
        <text:list-item>
          <text:p text:style-name="P3">_054009 currency exchange within one Cash/Bank accounts with exchange in parts </text:p>
          <text:p text:style-name="P3"><text:span text:style-name="T17">Причина падения теста:</text:span><text:span text:style-name="T1"> </text:span>На форме <text:span text:style-name="T1">отсутствует</text:span> <text:s/>таблица <text:s/>"PaymentList"  </text:p>
        </text:list-item>
        <text:list-item>
          <text:p text:style-name="P4"><text:span text:style-name="T15">_054006 create Cash transfer order<text:line-break/></text:span><text:span text:style-name="T14">Причина падения теста:</text:span><text:span text:style-name="T16"> </text:span><text:span text:style-name="T15">В таблице не заполнено поле «</text:span><text:span text:style-name="T12">Amont</text:span><text:span text:style-name="T9"> значение 500.00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Menlo" svg:font-family="Menlo, 'Bitstream Vera Sans Mono', 'Ubuntu Mono', Consolas, 'Courier New'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ystem-ui" svg:font-family="system-ui, apple-system, 'Segoe UI', Roboto, 'Noto Sans', Ubuntu, Cantarell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" fo:font-family="Helvetica, Arial, sans-serif" fo:font-size="4.19999980926514pt" fo:letter-spacing="normal" fo:font-style="normal" fo:font-weight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8T11:00:45.120000000</dc:date>
    <meta:editing-duration>PT42M38S</meta:editing-duration>
    <meta:editing-cycles>1</meta:editing-cycles>
    <meta:document-statistic meta:table-count="0" meta:image-count="0" meta:object-count="0" meta:page-count="1" meta:paragraph-count="7" meta:word-count="129" meta:character-count="907" meta:non-whitespace-character-count="777"/>
    <meta:generator>LibreOffice/7.4.2.3$Windows_X86_64 LibreOffice_project/382eef1f22670f7f4118c8c2dd222ec7ad009daf</meta:generator>
  </office:meta>
</office:document-meta>
</file>